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47e65" officeooo:paragraph-rsid="00147e65" style:font-size-asian="12.25pt" style:font-weight-asian="bold" style:font-size-complex="14pt" style:font-weight-complex="bold"/>
    </style:style>
    <style:style style:name="P2" style:family="paragraph" style:parent-style-name="Standard">
      <style:text-properties fo:font-size="14pt" fo:font-weight="bold" officeooo:rsid="0015ee1a" officeooo:paragraph-rsid="0015ee1a" style:font-size-asian="12.25pt" style:font-weight-asian="bold" style:font-size-complex="14pt" style:font-weight-complex="bold"/>
    </style:style>
    <style:style style:name="P3" style:family="paragraph" style:parent-style-name="Standard">
      <style:text-properties fo:font-size="14pt" fo:font-weight="bold" officeooo:rsid="00175eb0" officeooo:paragraph-rsid="00175eb0" style:font-size-asian="12.25pt" style:font-weight-asian="bold" style:font-size-complex="14pt" style:font-weight-complex="bold"/>
    </style:style>
    <style:style style:name="P4" style:family="paragraph" style:parent-style-name="Standard">
      <style:text-properties fo:font-size="14pt" fo:font-weight="bold" officeooo:rsid="00182dff" officeooo:paragraph-rsid="00182dff" style:font-size-asian="12.25pt" style:font-weight-asian="bold" style:font-size-complex="14pt" style:font-weight-complex="bold"/>
    </style:style>
    <style:style style:name="P5" style:family="paragraph" style:parent-style-name="Standard">
      <style:text-properties fo:font-size="14pt" fo:font-weight="bold" officeooo:rsid="001e43e9" officeooo:paragraph-rsid="001e43e9" style:font-size-asian="12.25pt" style:font-weight-asian="bold" style:font-size-complex="14pt" style:font-weight-complex="bold"/>
    </style:style>
    <style:style style:name="P6" style:family="paragraph" style:parent-style-name="Standard">
      <style:text-properties fo:font-size="14pt" fo:font-weight="normal" officeooo:rsid="00147e65" officeooo:paragraph-rsid="00147e65" style:font-size-asian="12.25pt" style:font-weight-asian="normal" style:font-size-complex="14pt" style:font-weight-complex="normal"/>
    </style:style>
    <style:style style:name="P7" style:family="paragraph" style:parent-style-name="Standard">
      <style:text-properties fo:font-size="14pt" fo:font-weight="normal" officeooo:rsid="00175eb0" officeooo:paragraph-rsid="00175eb0" style:font-size-asian="12.25pt" style:font-weight-asian="normal" style:font-size-complex="14pt" style:font-weight-complex="normal"/>
    </style:style>
    <style:style style:name="P8" style:family="paragraph" style:parent-style-name="Standard">
      <style:text-properties fo:font-size="14pt" fo:font-weight="normal" officeooo:rsid="00182dff" officeooo:paragraph-rsid="00182dff" style:font-size-asian="12.25pt" style:font-weight-asian="normal" style:font-size-complex="14pt" style:font-weight-complex="normal"/>
    </style:style>
    <style:style style:name="P9" style:family="paragraph" style:parent-style-name="Standard">
      <style:text-properties fo:font-size="14pt" fo:font-weight="normal" officeooo:rsid="001e43e9" officeooo:paragraph-rsid="001e43e9" style:font-size-asian="12.25pt" style:font-weight-asian="normal" style:font-size-complex="14pt" style:font-weight-complex="normal"/>
    </style:style>
    <style:style style:name="P10" style:family="paragraph" style:parent-style-name="Standard">
      <style:text-properties fo:font-size="24pt" officeooo:rsid="00147e65" officeooo:paragraph-rsid="00147e65" style:font-size-asian="21pt" style:font-size-complex="24pt"/>
    </style:style>
    <style:style style:name="T1" style:family="text">
      <style:text-properties officeooo:rsid="001a16f5"/>
    </style:style>
    <style:style style:name="T2" style:family="text">
      <style:text-properties officeooo:rsid="001bc9ef"/>
    </style:style>
    <style:style style:name="T3" style:family="text">
      <style:text-properties officeooo:rsid="001dbddf"/>
    </style:style>
    <style:style style:name="T4" style:family="text">
      <style:text-properties officeooo:rsid="001ffd6b"/>
    </style:style>
    <style:style style:name="T5" style:family="text">
      <style:text-properties officeooo:rsid="002049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urrent Bugs</text:p>
      <text:p text:style-name="P1">Disabling streaming successful but UI does not change state</text:p>
      <text:p text:style-name="P6">This occurs because when the streaming disable button is pressed, the internal state is switched to “disabled” however, if a packet is still incoming or being processed, it will be received after the state has been changed. When the packet is received, the internal state will switch back to enabled automatically.</text:p>
      <text:p text:style-name="P6"/>
      <text:p text:style-name="P6"/>
      <text:p text:style-name="P2">Arduino uno enters a state of transmitting constantly and never receiving any data</text:p>
      <text:p text:style-name="P2"/>
      <text:p text:style-name="P2"/>
      <text:p text:style-name="P3">USB port stops reading data in Rust program</text:p>
      <text:p text:style-name="P7">This appears to occur when streaming data to the UI and I reload the page in the browser. Sometime it may also occur when changing pages inside the UI. <text:span text:style-name="T3">Can confirm reloading the page causes it for some reason. </text:span></text:p>
      <text:p text:style-name="P7"/>
      <text:p text:style-name="P4">Rust program stops receiving data from UI. UI inputs do not get to Rust program.</text:p>
      <text:p text:style-name="P8">This may be the rust program not responding to MQTT publishes. <text:span text:style-name="T1">Oddly it still receives data so the rust program is able to read from USB and publish correctly. </text:span><text:span text:style-name="T2">Even after restarting rust program and reloading UI, Data is not transmitted to Strelka.</text:span></text:p>
      <text:p text:style-name="P8"/>
      <text:p text:style-name="P5">Occasionally, rocket orientation render only rotates around roll axis and permanently points down.</text:p>
      <text:p text:style-name="P9">This occurs some times. Reloading the page does not always work. <text:span text:style-name="T4">The ypr values ‘appear’ to be correct. </text:span><text:span text:style-name="T5">Restarting Strelka and the Rust script without reloading the UI appears to fix the issue. This may not be a UI issue however, oddly the ypr values appear correct (tho may not be because theyre hard to re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21:31:16.544098657</meta:creation-date>
    <dc:date>2024-02-04T22:40:34.641286641</dc:date>
    <meta:editing-duration>PT59M4S</meta:editing-duration>
    <meta:editing-cycles>9</meta:editing-cycles>
    <meta:generator>LibreOffice/7.3.7.2$Linux_X86_64 LibreOffice_project/30$Build-2</meta:generator>
    <meta:document-statistic meta:table-count="0" meta:image-count="0" meta:object-count="0" meta:page-count="1" meta:paragraph-count="10" meta:word-count="249" meta:character-count="1457" meta:non-whitespace-character-count="1217"/>
  </office:meta>
</office:document-meta>
</file>